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top" draw:auto-grow-height="false" fo:min-height="11cm" fo:min-width="9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9.5cm" fo:min-width="8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cm" fo:min-width="7cm"/>
    </style:style>
    <style:style style:name="gr4" style:family="graphic" style:parent-style-name="objectwithoutfill">
      <style:graphic-properties svg:stroke-width="0.106cm" svg:stroke-color="#c5000b" draw:marker-start-width="0.358cm" draw:marker-end-width="0.358cm" draw:fill="none" draw:fill-color="#ffffff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0084d1" draw:marker-start-width="0.358cm" draw:marker-end-width="0.358cm" draw:fill="none" draw:fill-color="#ffffff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106cm" svg:stroke-color="#579d1c" draw:marker-start-width="0.358cm" draw:marker-end-width="0.358cm" draw:fill="none" draw:fill-color="#ffffff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7cm" fo:min-width="7cm"/>
    </style:style>
    <style:style style:name="gr8" style:family="graphic" style:parent-style-name="standard">
      <style:graphic-properties draw:fill="solid" draw:fill-color="#ffffff" draw:textarea-horizontal-align="left" draw:textarea-vertical-align="top" draw:auto-grow-height="false" fo:min-height="1.25cm" fo:min-width="9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1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0.25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0.5cm"/>
    </style:style>
    <style:style style:name="gr12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25cm" fo:min-width="0cm" fo:padding-top="0.153cm" fo:padding-bottom="0.153cm" fo:padding-left="0.278cm" fo:padding-right="0.278cm"/>
    </style:style>
    <style:style style:name="gr13" style:family="graphic" style:parent-style-name="standard">
      <style:graphic-properties draw:stroke="dash" draw:stroke-dash="Fine_20_Dashed" draw:fill="none" draw:textarea-horizontal-align="left" draw:textarea-vertical-align="top" draw:auto-grow-height="false" fo:min-height="0.75cm" fo:min-width="5.5cm"/>
    </style:style>
    <style:style style:name="gr14" style:family="graphic" style:parent-style-name="standard">
      <style:graphic-properties draw:stroke="dash" draw:stroke-dash="Fine_20_Dashed" draw:fill="none" draw:textarea-horizontal-align="left" draw:textarea-vertical-align="top" draw:auto-grow-height="false" fo:min-height="4.75cm" fo:min-width="5.5cm"/>
    </style:style>
    <style:style style:name="gr15" style:family="graphic" style:parent-style-name="standard">
      <style:graphic-properties draw:stroke="dash" draw:stroke-dash="Fine_20_Dashed" draw:fill="none" draw:textarea-horizontal-align="left" draw:textarea-vertical-align="top" draw:auto-grow-height="false" fo:min-height="2.75cm" fo:min-width="1.86cm"/>
    </style:style>
    <style:style style:name="gr16" style:family="graphic" style:parent-style-name="objectwithoutfill">
      <style:graphic-properties svg:stroke-width="0.106cm" svg:stroke-color="#0084d1" draw:marker-start-width="0.358cm" draw:marker-end-width="0.358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106cm" svg:stroke-color="#c5000b" draw:marker-start-width="0.358cm" draw:marker-end-width="0.358cm" draw:fill="none" draw:textarea-vertical-align="middle" fo:padding-top="0.09cm" fo:padding-bottom="0.09cm" fo:padding-left="0.19cm" fo:padding-right="0.19cm"/>
    </style:style>
    <style:style style:name="gr18" style:family="graphic" style:parent-style-name="standard">
      <style:graphic-properties draw:stroke="dash" draw:stroke-dash="Fine_20_Dashed" draw:fill="none" draw:textarea-horizontal-align="left" draw:textarea-vertical-align="top" draw:auto-grow-height="false" fo:min-height="2.75cm" fo:min-width="1.866cm"/>
    </style:style>
    <style:style style:name="gr19" style:family="graphic" style:parent-style-name="objectwithoutfill">
      <style:graphic-properties svg:stroke-width="0.106cm" svg:stroke-color="#c5000b" draw:marker-start-width="0.358cm" draw:marker-end-width="0.358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Ultrafine_20_Dashed" svg:stroke-width="0.106cm" svg:stroke-color="#c5000b" draw:marker-start-width="0.358cm" draw:marker-end-width="0.358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1cm" svg:stroke-color="#0084d1" draw:marker-start-width="0.349cm" draw:marker-end-width="0.349cm" draw:fill="none" draw:textarea-vertical-align="middle" fo:padding-top="0.162cm" fo:padding-bottom="0.162cm" fo:padding-left="0.287cm" fo:padding-right="0.287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131cm" fo:min-width="0.44cm"/>
    </style:style>
    <style:style style:name="gr23" style:family="graphic" style:parent-style-name="standard">
      <style:graphic-properties draw:fill="solid" draw:fill-color="#dddddd" draw:textarea-horizontal-align="justify" draw:textarea-vertical-align="middle" draw:auto-grow-height="false" fo:min-height="0.131cm" fo:min-width="4.758cm"/>
    </style:style>
    <style:style style:name="gr24" style:family="graphic" style:parent-style-name="standard">
      <style:graphic-properties draw:fill="solid" draw:fill-color="#dddddd" draw:textarea-horizontal-align="justify" draw:textarea-vertical-align="middle" draw:auto-grow-height="false" fo:min-height="0.131cm" fo:min-width="1.303cm"/>
    </style:style>
    <style:style style:name="gr25" style:family="graphic" style:parent-style-name="standard">
      <style:graphic-properties draw:fill="solid" draw:fill-color="#dddddd" draw:textarea-horizontal-align="justify" draw:textarea-vertical-align="middle" draw:auto-grow-height="false" fo:min-height="0.131cm" fo:min-width="5.75cm"/>
    </style:style>
    <style:style style:name="gr26" style:family="graphic" style:parent-style-name="standard">
      <style:graphic-properties draw:fill="solid" draw:fill-color="#cccccc" draw:textarea-horizontal-align="justify" draw:textarea-vertical-align="middle" draw:auto-grow-height="false" fo:min-height="0.131cm" fo:min-width="5.75cm"/>
    </style:style>
    <style:style style:name="gr27" style:family="graphic" style:parent-style-name="standard">
      <style:graphic-properties draw:fill="solid" draw:fill-color="#cccccc" draw:textarea-horizontal-align="justify" draw:textarea-vertical-align="middle" draw:auto-grow-height="false" fo:min-height="0.131cm" fo:min-width="4.732cm"/>
    </style:style>
    <style:style style:name="gr28" style:family="graphic" style:parent-style-name="standard">
      <style:graphic-properties draw:fill="solid" draw:fill-color="#cccccc" draw:textarea-horizontal-align="justify" draw:textarea-vertical-align="middle" draw:auto-grow-height="false" fo:min-height="0.131cm" fo:min-width="1.303cm"/>
    </style:style>
    <style:style style:name="gr29" style:family="graphic" style:parent-style-name="standard">
      <style:graphic-properties draw:fill="solid" draw:fill-color="#cccccc" draw:textarea-horizontal-align="justify" draw:textarea-vertical-align="middle" draw:auto-grow-height="false" fo:min-height="0.131cm" fo:min-width="1.354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131cm" fo:min-width="1.913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131cm" fo:min-width="0.0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4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5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93cm"/>
    </style:style>
    <style:style style:name="gr37" style:family="graphic" style:parent-style-name="standard">
      <style:graphic-properties draw:fill="solid" draw:fill-color="#cccccc" draw:textarea-horizontal-align="justify" draw:textarea-vertical-align="middle" draw:auto-grow-height="false" fo:min-height="0.131cm" fo:min-width="1.913cm"/>
    </style:style>
    <style:style style:name="gr38" style:family="graphic" style:parent-style-name="standard">
      <style:graphic-properties draw:fill="solid" draw:fill-color="#dddddd" draw:textarea-horizontal-align="justify" draw:textarea-vertical-align="middle" draw:auto-grow-height="false" fo:min-height="0.131cm" fo:min-width="1.913cm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0.131cm" fo:min-width="1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"/>
    </style:style>
    <style:style style:name="P3" style:family="paragraph">
      <style:paragraph-properties fo:text-align="center"/>
      <style:text-properties style:font-name="Calibri" fo:font-size="9pt" style:font-size-asian="9pt" style:font-size-complex="9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Calibri" fo:font-size="9pt" style:font-size-asian="9pt" style:font-size-complex="9pt"/>
    </style:style>
    <style:style style:name="T2" style:family="text">
      <style:text-properties style:font-name="Calibri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5cm" svg:height="11.25cm" svg:x="0.25cm" svg:y="0.2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9.75cm" svg:x="0.7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5cm" svg:height="1.25cm" svg:x="1.25cm" svg:y="9.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5cm" svg:y1="8.75cm" svg:x2="4.75cm" svg:y2="9.5cm">
          <text:p/>
        </draw:line>
        <draw:line draw:style-name="gr5" draw:text-style-name="P1" draw:layer="layout" svg:x1="5.25cm" svg:y1="8.75cm" svg:x2="5.25cm" svg:y2="9.5cm">
          <text:p/>
        </draw:line>
        <draw:line draw:style-name="gr6" draw:text-style-name="P1" draw:layer="layout" svg:x1="5cm" svg:y1="8.75cm" svg:x2="5cm" svg:y2="9.5cm">
          <text:p/>
        </draw:line>
        <draw:line draw:style-name="gr4" draw:text-style-name="P1" draw:layer="layout" svg:x1="4.75cm" svg:y1="1.25cm" svg:x2="4.75cm" svg:y2="2cm">
          <text:p/>
        </draw:line>
        <draw:line draw:style-name="gr5" draw:text-style-name="P1" draw:layer="layout" svg:x1="5.25cm" svg:y1="1.25cm" svg:x2="5.25cm" svg:y2="2cm">
          <text:p/>
        </draw:line>
        <draw:line draw:style-name="gr6" draw:text-style-name="P1" draw:layer="layout" svg:x1="5cm" svg:y1="1.25cm" svg:x2="5cm" svg:y2="2cm">
          <text:p/>
        </draw:line>
        <draw:custom-shape draw:style-name="gr7" draw:text-style-name="P1" draw:layer="layout" svg:width="7.5cm" svg:height="7.25cm" svg:x="1.25cm" svg:y="1.75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5cm" svg:height="1.5cm" svg:x="0.25cm" svg:y="11.75cm">
          <text:p text:style-name="P1">Legend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5cm" svg:height="0.5cm" svg:x="7.35cm" svg:y="12.25cm"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75cm" svg:height="0.5cm" svg:x="1.5cm" svg:y="12.25cm">
          <text:p text:style-name="P1"><text:span text:style-name="T1">Heat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cm" svg:height="0.5cm" svg:x="3cm" svg:y="12.25cm">
          <text:p text:style-name="P1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5cm" svg:height="0.5cm" svg:x="4.75cm" svg:y="12.25cm">
          <text:p text:style-name="P1"><text:span text:style-name="T1">Inform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cm" svg:height="0.5cm" svg:x="6.75cm" svg:y="12.2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12.75cm" svg:x2="1.5cm" svg:y2="12.25cm">
          <text:p/>
        </draw:line>
        <draw:line draw:style-name="gr5" draw:text-style-name="P1" draw:layer="layout" svg:x1="2.5cm" svg:y1="12.75cm" svg:x2="3cm" svg:y2="12.25cm">
          <text:p/>
        </draw:line>
        <draw:line draw:style-name="gr6" draw:text-style-name="P1" draw:layer="layout" svg:x1="4.25cm" svg:y1="12.75cm" svg:x2="4.75cm" svg:y2="12.25cm">
          <text:p/>
        </draw:line>
        <draw:custom-shape draw:style-name="gr13" draw:text-style-name="P4" draw:layer="layout" svg:width="6cm" svg:height="1cm" svg:x="2cm" svg:y="2.2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6cm" svg:height="5cm" svg:x="2cm" svg:y="3.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6cm" svg:height="3cm" svg:x="2.39cm" svg:y="4.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3.616cm" svg:y1="7.141cm" svg:x2="3.616cm" svg:y2="7.852cm">
          <text:p/>
        </draw:line>
        <draw:line draw:style-name="gr16" draw:text-style-name="P1" draw:layer="layout" svg:x1="7.642cm" svg:y1="8.061cm" svg:x2="8.251cm" svg:y2="8.061cm">
          <text:p/>
        </draw:line>
        <draw:line draw:style-name="gr17" draw:text-style-name="P1" draw:layer="layout" svg:x1="3.63cm" svg:y1="6.055cm" svg:x2="3.959cm" svg:y2="6.055cm">
          <text:p/>
        </draw:line>
        <draw:custom-shape draw:style-name="gr18" draw:text-style-name="P4" draw:layer="layout" svg:width="2.366cm" svg:height="3cm" svg:x="5.25cm" svg:y="4.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6.436cm" svg:y1="4.25cm" svg:x2="6.436cm" svg:y2="5cm">
          <text:p/>
        </draw:line>
        <draw:line draw:style-name="gr16" draw:text-style-name="P1" draw:layer="layout" svg:x1="6.461cm" svg:y1="7.141cm" svg:x2="6.461cm" svg:y2="7.852cm">
          <text:p/>
        </draw:line>
        <draw:line draw:style-name="gr20" draw:text-style-name="P1" draw:layer="layout" svg:x1="6cm" svg:y1="5.249cm" svg:x2="6cm" svg:y2="5.858cm">
          <text:p/>
        </draw:line>
        <draw:line draw:style-name="gr16" draw:text-style-name="P1" draw:layer="layout" svg:x1="6cm" svg:y1="6.25cm" svg:x2="6cm" svg:y2="6.733cm">
          <text:p/>
        </draw:line>
        <draw:line draw:style-name="gr17" draw:text-style-name="P1" draw:layer="layout" svg:x1="6.445cm" svg:y1="6.08cm" svg:x2="6.8cm" svg:y2="6.08cm">
          <text:p/>
        </draw:line>
        <draw:line draw:style-name="gr20" draw:text-style-name="P1" draw:layer="layout" svg:x1="3.159cm" svg:y1="5.266cm" svg:x2="3.159cm" svg:y2="5.875cm">
          <text:p/>
        </draw:line>
        <draw:line draw:style-name="gr21" draw:text-style-name="P1" draw:layer="layout" svg:x1="3.159cm" svg:y1="6.24cm" svg:x2="3.159cm" svg:y2="6.773cm">
          <text:p/>
        </draw:line>
        <draw:custom-shape draw:style-name="gr22" draw:text-style-name="P2" draw:layer="layout" svg:width="0.94cm" svg:height="0.381cm" svg:x="2.676cm" svg:y="5.88cm">
          <text:p text:style-name="P1"><text:span text:style-name="T2">Device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94cm" svg:height="0.381cm" svg:x="5.5cm" svg:y="5.869cm">
          <text:p text:style-name="P1"><text:span text:style-name="T2">Device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.75cm" svg:y1="4.048cm" svg:x2="2.359cm" svg:y2="4.048cm">
          <text:p/>
        </draw:line>
        <draw:custom-shape draw:style-name="gr23" draw:text-style-name="P1" draw:layer="layout" svg:width="5.258cm" svg:height="0.381cm" svg:x="2.382cm" svg:y="3.869cm">
          <text:p text:style-name="P1">Heat net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3.565cm" svg:y1="4.25cm" svg:x2="3.565cm" svg:y2="5cm">
          <text:p/>
        </draw:line>
        <draw:line draw:style-name="gr19" draw:text-style-name="P1" draw:layer="layout" svg:x1="4.226cm" svg:y1="5.314cm" svg:x2="4.226cm" svg:y2="5.872cm">
          <text:p/>
        </draw:line>
        <draw:custom-shape draw:style-name="gr24" draw:text-style-name="P2" draw:layer="layout" svg:width="1.803cm" svg:height="0.381cm" svg:x="2.676cm" svg:y="5cm">
          <text:p text:style-name="P1"><text:span text:style-name="T2">Heat 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7.071cm" svg:y1="5.293cm" svg:x2="7.071cm" svg:y2="5.852cm">
          <text:p/>
        </draw:line>
        <draw:custom-shape draw:style-name="gr24" draw:text-style-name="P2" draw:layer="layout" svg:width="1.803cm" svg:height="0.381cm" svg:x="5.521cm" svg:y="5cm">
          <text:p text:style-name="P1"><text:span text:style-name="T2">Heat net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.75cm" svg:y1="2.778cm" svg:x2="2.359cm" svg:y2="2.778cm">
          <text:p/>
        </draw:line>
        <draw:custom-shape draw:style-name="gr25" draw:text-style-name="P2" draw:layer="layout" svg:width="6.25cm" svg:height="0.381cm" draw:transform="rotate (1.5707963267949) translate (1.457cm 8.5cm)">
          <text:p text:style-name="P1"><text:span text:style-name="T2">Heat 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7.642cm" svg:y1="2.803cm" svg:x2="8.251cm" svg:y2="2.803cm">
          <text:p/>
        </draw:line>
        <draw:custom-shape draw:style-name="gr26" draw:text-style-name="P2" draw:layer="layout" svg:width="6.25cm" svg:height="0.381cm" draw:transform="rotate (1.5707963267949) translate (8.195cm 8.5cm)">
          <text:p text:style-name="P1"><text:span text:style-name="T2">Electric 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5.232cm" svg:height="0.381cm" svg:x="2.39cm" svg:y="7.869cm">
          <text:p text:style-name="P1"><text:span text:style-name="T2">Electric net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803cm" svg:height="0.381cm" svg:x="2.702cm" svg:y="6.75cm">
          <text:p text:style-name="P1"><text:span text:style-name="T2">Electric net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854cm" svg:height="0.381cm" svg:x="5.5cm" svg:y="6.75cm">
          <text:p text:style-name="P1"><text:span text:style-name="T2">Electric net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2.413cm" svg:height="0.381cm" svg:x="2.337cm" svg:y="2.619cm">
          <text:p text:style-name="P1"><text:span text:style-name="T2">Solar <text:s/>The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2.413cm" svg:height="0.381cm" svg:x="5.25cm" svg:y="2.619cm">
          <text:p text:style-name="P1"><text:span text:style-name="T2">Photovoltaic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508cm" svg:height="0.381cm" svg:x="3.972cm" svg:y="5.88cm">
          <text:p text:style-name="P1"><text:span text:style-name="T2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508cm" svg:height="0.381cm" svg:x="6.817cm" svg:y="5.869cm">
          <text:p text:style-name="P1"><text:span text:style-name="T2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layer="layout" svg:width="1.641cm" svg:height="0.607cm" svg:x="1.109cm" svg:y="1.643cm">
          <draw:text-box>
            <text:p text:style-name="P1"><text:span text:style-name="T3">Building</text:span></text:p>
          </draw:text-box>
        </draw:frame>
        <draw:frame draw:style-name="gr33" draw:layer="layout" svg:width="1.175cm" svg:height="0.607cm" svg:x="1.825cm" svg:y="2.143cm">
          <draw:text-box>
            <text:p text:style-name="P1"><text:span text:style-name="T3">Roof</text:span></text:p>
          </draw:text-box>
        </draw:frame>
        <draw:frame draw:style-name="gr34" draw:text-style-name="P1" draw:layer="layout" svg:width="1.23cm" svg:height="0.607cm" svg:x="1.813cm" svg:y="3.393cm">
          <draw:text-box>
            <text:p text:style-name="P1"><text:span text:style-name="T3">Floor</text:span></text:p>
          </draw:text-box>
        </draw:frame>
        <draw:frame draw:style-name="gr35" draw:text-style-name="P1" draw:layer="layout" svg:width="1.353cm" svg:height="0.607cm" svg:x="5.089cm" svg:y="4.393cm">
          <draw:text-box>
            <text:p text:style-name="P1"><text:span text:style-name="T3">Room</text:span></text:p>
          </draw:text-box>
        </draw:frame>
        <draw:frame draw:style-name="gr35" draw:layer="layout" svg:width="1.353cm" svg:height="0.607cm" svg:x="2.25cm" svg:y="4.393cm">
          <draw:text-box>
            <text:p text:style-name="P1"><text:span text:style-name="T3">Room</text:span></text:p>
          </draw:text-box>
        </draw:frame>
        <draw:frame draw:style-name="gr36" draw:layer="layout" svg:width="2.293cm" svg:height="0.607cm" svg:x="0.359cm" svg:y="0.393cm">
          <draw:text-box>
            <text:p text:style-name="P1"><text:span text:style-name="T3">Environment</text:span></text:p>
          </draw:text-box>
        </draw:frame>
        <draw:frame draw:style-name="gr34" draw:text-style-name="P1" draw:layer="layout" svg:width="2.386cm" svg:height="0.607cm" svg:x="1.117cm" svg:y="9.377cm">
          <draw:text-box>
            <text:p text:style-name="P1"><text:span text:style-name="T3">Infrastructure</text:span></text:p>
          </draw:text-box>
        </draw:frame>
        <draw:custom-shape draw:style-name="gr37" draw:text-style-name="P2" draw:layer="layout" svg:width="2.413cm" svg:height="0.381cm" svg:x="5.25cm" svg:y="10cm">
          <text:p text:style-name="P1"><text:span text:style-name="T2">Power Grid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413cm" svg:height="0.381cm" svg:x="2.337cm" svg:y="10cm">
          <text:p text:style-name="P1"><text:span text:style-name="T2">District H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1.803cm" svg:height="0.381cm" svg:x="5.197cm" svg:y="0.5cm">
          <text:p text:style-name="P1"><text:span text:style-name="T2">Ground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.803cm" svg:height="0.381cm" svg:x="2.947cm" svg:y="0.5cm">
          <text:p text:style-name="P1"><text:span text:style-name="T2">Ai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37cm" draw:marker-start-center="false" draw:marker-end-width="0.23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7T21:42:13.598000000</meta:creation-date>
    <dc:date>2014-11-28T20:24:24.902000000</dc:date>
    <meta:editing-duration>PT22M28S</meta:editing-duration>
    <meta:editing-cycles>3</meta:editing-cycles>
    <meta:generator>LibreOffice/4.3.4.1$Windows_x86 LibreOffice_project/bc356b2f991740509f321d70e4512a6a54c5f243</meta:generator>
    <meta:document-statistic meta:object-count="64"/>
  </office:meta>
</office:document-meta>
</file>